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reeSans" svg:font-family="FreeSans" style:font-family-generic="roman"/>
    <style:font-face style:name="Tahoma" svg:font-family="Tahom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loext:contextual-spacing="false" fo:text-align="center" style:justify-single-word="false"/>
      <style:text-properties fo:font-size="12pt"/>
    </style:style>
    <style:style style:name="P3" style:family="paragraph" style:parent-style-name="Heading">
      <style:paragraph-properties fo:text-align="center" style:justify-single-word="false"/>
    </style:style>
    <style:style style:name="P4" style:family="paragraph" style:parent-style-name="Text_20_body">
      <style:paragraph-properties fo:margin-left="0cm" fo:margin-right="0cm" fo:text-align="justify" style:justify-single-word="false" fo:text-indent="0cm" style:auto-text-indent="false"/>
      <style:text-properties officeooo:rsid="005199fc" officeooo:paragraph-rsid="005199fc"/>
    </style:style>
    <style:style style:name="P5" style:family="paragraph" style:parent-style-name="Text_20_body" style:list-style-name="L1">
      <style:paragraph-properties fo:text-align="justify" style:justify-single-word="false"/>
      <style:text-properties officeooo:rsid="005199fc" officeooo:paragraph-rsid="005199fc"/>
    </style:style>
    <style:style style:name="P6" style:family="paragraph" style:parent-style-name="Text_20_body" style:list-style-name="L2">
      <style:paragraph-properties fo:text-align="justify" style:justify-single-word="false"/>
      <style:text-properties officeooo:rsid="005199fc" officeooo:paragraph-rsid="005199fc"/>
    </style:style>
    <style:style style:name="P7" style:family="paragraph" style:parent-style-name="Text_20_body">
      <style:paragraph-properties fo:margin-left="0cm" fo:margin-right="0cm" fo:text-align="justify" style:justify-single-word="false" fo:text-indent="0cm" style:auto-text-indent="false"/>
      <style:text-properties officeooo:rsid="00126f44" officeooo:paragraph-rsid="005199fc"/>
    </style:style>
    <style:style style:name="P8" style:family="paragraph" style:parent-style-name="Text_20_body">
      <style:paragraph-properties fo:margin-left="0cm" fo:margin-right="0cm" fo:text-align="justify" style:justify-single-word="false" fo:text-indent="0cm" style:auto-text-indent="false"/>
      <style:text-properties officeooo:rsid="00126f44" officeooo:paragraph-rsid="0053dbb1"/>
    </style:style>
    <style:style style:name="P9" style:family="paragraph" style:parent-style-name="Text_20_body">
      <style:paragraph-properties fo:margin-left="0cm" fo:margin-right="0cm" fo:text-align="justify" style:justify-single-word="false" fo:text-indent="0cm" style:auto-text-indent="false"/>
      <style:text-properties officeooo:rsid="0052fe9b" officeooo:paragraph-rsid="0052fe9b"/>
    </style:style>
    <style:style style:name="P10" style:family="paragraph" style:parent-style-name="Text_20_body">
      <style:paragraph-properties fo:margin-left="0cm" fo:margin-right="0cm" fo:text-align="justify" style:justify-single-word="false" fo:text-indent="0cm" style:auto-text-indent="false"/>
      <style:text-properties officeooo:rsid="00562bd7" officeooo:paragraph-rsid="00562bd7"/>
    </style:style>
    <style:style style:name="P11"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57d4d" officeooo:paragraph-rsid="0053dbb1"/>
    </style:style>
    <style:style style:name="P12"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57d4d" officeooo:paragraph-rsid="0059a67b"/>
    </style:style>
    <style:style style:name="P13"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399642" officeooo:paragraph-rsid="0053dbb1"/>
    </style:style>
    <style:style style:name="P14"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2749f" officeooo:paragraph-rsid="0053dbb1"/>
    </style:style>
    <style:style style:name="P15"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34efb" officeooo:paragraph-rsid="0053dbb1"/>
    </style:style>
    <style:style style:name="P16"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d5de6" officeooo:paragraph-rsid="0053dbb1"/>
    </style:style>
    <style:style style:name="P17"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style:text-underline-style="solid" style:text-underline-width="auto" style:text-underline-color="font-color" fo:font-weight="bold" officeooo:rsid="0042749f" officeooo:paragraph-rsid="0053dbb1" style:font-weight-asian="bold" style:font-weight-complex="bold"/>
    </style:style>
    <style:style style:name="P18"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style:text-underline-style="solid" style:text-underline-width="auto" style:text-underline-color="font-color" fo:font-weight="bold" officeooo:rsid="00434efb" officeooo:paragraph-rsid="0053dbb1" style:font-weight-asian="bold" style:font-weight-complex="bold"/>
    </style:style>
    <style:style style:name="P19"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style:text-underline-style="none" fo:font-weight="normal" officeooo:rsid="004d5de6" officeooo:paragraph-rsid="0053dbb1" style:font-weight-asian="normal" style:font-weight-complex="normal"/>
    </style:style>
    <style:style style:name="P20"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fo:font-style="normal" fo:font-weight="normal" officeooo:rsid="004d5de6" officeooo:paragraph-rsid="0053dbb1" style:font-style-asian="normal" style:font-weight-asian="normal" style:font-style-complex="normal" style:font-weight-complex="normal"/>
    </style:style>
    <style:style style:name="P21"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34fcb" officeooo:paragraph-rsid="0053dbb1"/>
    </style:style>
    <style:style style:name="P22"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3a411" officeooo:paragraph-rsid="0053dbb1"/>
    </style:style>
    <style:style style:name="P23"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db2ee" officeooo:paragraph-rsid="0053dbb1"/>
    </style:style>
    <style:style style:name="P24"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3222ac" officeooo:paragraph-rsid="0053dbb1"/>
    </style:style>
    <style:style style:name="P25"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7b338" officeooo:paragraph-rsid="0059a67b"/>
    </style:style>
    <style:style style:name="P26"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92631" officeooo:paragraph-rsid="0053dbb1"/>
    </style:style>
    <style:style style:name="P27"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92631" officeooo:paragraph-rsid="0059a67b"/>
    </style:style>
    <style:style style:name="P28"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ab063" officeooo:paragraph-rsid="0053dbb1"/>
    </style:style>
    <style:style style:name="P29"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ab063" officeooo:paragraph-rsid="0059a67b"/>
    </style:style>
    <style:style style:name="P30"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59a67b" officeooo:paragraph-rsid="0059a67b"/>
    </style:style>
    <style:style style:name="P31"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5b8b14" officeooo:paragraph-rsid="005b8b14"/>
    </style:style>
    <style:style style:name="P32"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5bb12a" officeooo:paragraph-rsid="005bb12a"/>
    </style:style>
    <style:style style:name="P33" style:family="paragraph" style:parent-style-name="Text_20_body">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fo:font-weight="bold" officeooo:rsid="005bb12a" officeooo:paragraph-rsid="005bb12a" style:font-weight-asian="bold" style:font-weight-complex="bold"/>
    </style:style>
    <style:style style:name="P34" style:family="paragraph" style:parent-style-name="Text_20_body">
      <style:paragraph-properties fo:margin-top="0.199cm" fo:margin-bottom="0.101cm" loext:contextual-spacing="false" fo:text-align="justify" style:justify-single-word="false"/>
      <style:text-properties officeooo:rsid="0037a7ab" officeooo:paragraph-rsid="0053dbb1"/>
    </style:style>
    <style:style style:name="P35" style:family="paragraph" style:parent-style-name="Text_20_body">
      <style:paragraph-properties fo:margin-top="0.199cm" fo:margin-bottom="0.101cm" loext:contextual-spacing="false" fo:text-align="justify" style:justify-single-word="false"/>
      <style:text-properties officeooo:rsid="0037a7ab" officeooo:paragraph-rsid="00562bd7"/>
    </style:style>
    <style:style style:name="P36" style:family="paragraph" style:parent-style-name="Text_20_body">
      <style:paragraph-properties fo:margin-top="0.199cm" fo:margin-bottom="0.101cm" loext:contextual-spacing="false" fo:text-align="justify" style:justify-single-word="false"/>
      <style:text-properties officeooo:rsid="002cc7d1" officeooo:paragraph-rsid="0053dbb1"/>
    </style:style>
    <style:style style:name="P37" style:family="paragraph" style:parent-style-name="Text_20_body" style:list-style-name="L4">
      <loext:graphic-properties draw:fill="none"/>
      <style:paragraph-properties fo:margin-top="0.199cm" fo:margin-bottom="0.101cm" loext:contextual-spacing="false" fo:text-align="justify" style:justify-single-word="false" fo:background-color="transparent"/>
      <style:text-properties officeooo:rsid="005bb12a" officeooo:paragraph-rsid="005bb12a"/>
    </style:style>
    <style:style style:name="P38" style:family="paragraph" style:parent-style-name="Text_20_body">
      <loext:graphic-properties draw:fill="none"/>
      <style:paragraph-properties fo:margin-left="1.3cm" fo:margin-right="0cm" fo:margin-top="0.199cm" fo:margin-bottom="0.101cm" loext:contextual-spacing="false" fo:text-align="justify" style:justify-single-word="false" fo:text-indent="0cm" style:auto-text-indent="false" fo:background-color="transparent"/>
      <style:text-properties officeooo:rsid="003b26d1" officeooo:paragraph-rsid="0053dbb1"/>
    </style:style>
    <style:style style:name="P39" style:family="paragraph" style:parent-style-name="Text_20_body">
      <loext:graphic-properties draw:fill="none"/>
      <style:paragraph-properties fo:margin-left="1.3cm" fo:margin-right="0cm" fo:margin-top="0.199cm" fo:margin-bottom="0.101cm" loext:contextual-spacing="false" fo:text-align="justify" style:justify-single-word="false" fo:text-indent="0cm" style:auto-text-indent="false" fo:background-color="transparent"/>
      <style:text-properties officeooo:rsid="00399642" officeooo:paragraph-rsid="0053dbb1"/>
    </style:style>
    <style:style style:name="P40" style:family="paragraph" style:parent-style-name="Text_20_body" style:master-page-name="">
      <loext:graphic-properties draw:fill="none"/>
      <style:paragraph-properties fo:margin-left="1.3cm" fo:margin-right="0cm" fo:margin-top="0.199cm" fo:margin-bottom="0.101cm" loext:contextual-spacing="false" fo:text-align="justify" style:justify-single-word="false" fo:text-indent="0cm" style:auto-text-indent="false" style:page-number="auto" fo:background-color="transparent"/>
      <style:text-properties officeooo:rsid="0037a7ab" officeooo:paragraph-rsid="0053dbb1"/>
    </style:style>
    <style:style style:name="P41" style:family="paragraph" style:parent-style-name="Text_20_body" style:master-page-name="">
      <loext:graphic-properties draw:fill="none"/>
      <style:paragraph-properties fo:margin-left="1.3cm" fo:margin-right="0cm" fo:margin-top="0.199cm" fo:margin-bottom="0.101cm" loext:contextual-spacing="false" fo:text-align="justify" style:justify-single-word="false" fo:text-indent="0cm" style:auto-text-indent="false" style:page-number="auto" fo:background-color="transparent"/>
      <style:text-properties officeooo:rsid="0037a7ab" officeooo:paragraph-rsid="0053dbb1"/>
    </style:style>
    <style:style style:name="P42" style:family="paragraph" style:parent-style-name="Text_20_body" style:master-page-name="">
      <loext:graphic-properties draw:fill="none"/>
      <style:paragraph-properties fo:margin-left="1.3cm" fo:margin-right="0cm" fo:margin-top="0.199cm" fo:margin-bottom="0.101cm" loext:contextual-spacing="false" fo:text-align="justify" style:justify-single-word="false" fo:text-indent="0cm" style:auto-text-indent="false" style:page-number="auto" fo:background-color="transparent"/>
      <style:text-properties officeooo:rsid="00383d67" officeooo:paragraph-rsid="0053dbb1"/>
    </style:style>
    <style:style style:name="P43" style:family="paragraph" style:parent-style-name="Text_20_body" style:master-page-name="">
      <loext:graphic-properties draw:fill="none"/>
      <style:paragraph-properties fo:margin-left="1.3cm" fo:margin-right="0cm" fo:margin-top="0.199cm" fo:margin-bottom="0.101cm" loext:contextual-spacing="false" fo:text-align="justify" style:justify-single-word="false" fo:text-indent="0cm" style:auto-text-indent="false" style:page-number="auto" fo:background-color="transparent"/>
      <style:text-properties officeooo:rsid="003b26d1" officeooo:paragraph-rsid="0053dbb1"/>
    </style:style>
    <style:style style:name="P44" style:family="paragraph" style:parent-style-name="Text_20_body">
      <loext:graphic-properties draw:fill="none"/>
      <style:paragraph-properties fo:margin-left="1.6cm" fo:margin-right="0cm" fo:margin-top="0.199cm" fo:margin-bottom="0.101cm" loext:contextual-spacing="false" fo:text-align="justify" style:justify-single-word="false" fo:text-indent="-0.3cm" style:auto-text-indent="false" fo:background-color="transparent"/>
      <style:text-properties officeooo:rsid="002cc7d1" officeooo:paragraph-rsid="0053dbb1"/>
    </style:style>
    <style:style style:name="P45" style:family="paragraph" style:parent-style-name="Text_20_body">
      <loext:graphic-properties draw:fill="none"/>
      <style:paragraph-properties fo:margin-left="1.6cm" fo:margin-right="0cm" fo:margin-top="0.199cm" fo:margin-bottom="0.101cm" loext:contextual-spacing="false" fo:text-align="justify" style:justify-single-word="false" fo:text-indent="-0.3cm" style:auto-text-indent="false" fo:background-color="transparent"/>
      <style:text-properties officeooo:rsid="00399642" officeooo:paragraph-rsid="0053dbb1"/>
    </style:style>
    <style:style style:name="P46" style:family="paragraph" style:parent-style-name="Text_20_body">
      <loext:graphic-properties draw:fill="none"/>
      <style:paragraph-properties fo:margin-left="1.6cm" fo:margin-right="0cm" fo:margin-top="0.199cm" fo:margin-bottom="0.101cm" loext:contextual-spacing="false" fo:text-align="justify" style:justify-single-word="false" fo:text-indent="-0.3cm" style:auto-text-indent="false" fo:background-color="transparent"/>
      <style:text-properties officeooo:rsid="003d0cef" officeooo:paragraph-rsid="0053dbb1"/>
    </style:style>
    <style:style style:name="P47" style:family="paragraph" style:parent-style-name="Text_20_body" style:master-page-name="">
      <loext:graphic-properties draw:fill="none"/>
      <style:paragraph-properties fo:margin-left="1.6cm" fo:margin-right="0cm" fo:margin-top="0.199cm" fo:margin-bottom="0.101cm" loext:contextual-spacing="false" fo:text-align="justify" style:justify-single-word="false" fo:text-indent="-0.3cm" style:auto-text-indent="false" style:page-number="auto" fo:background-color="transparent"/>
      <style:text-properties officeooo:rsid="002cc7d1" officeooo:paragraph-rsid="0053dbb1"/>
    </style:style>
    <style:style style:name="P48" style:family="paragraph" style:parent-style-name="Text_20_body" style:master-page-name="">
      <loext:graphic-properties draw:fill="none"/>
      <style:paragraph-properties fo:margin-left="1.6cm" fo:margin-right="0cm" fo:margin-top="0.199cm" fo:margin-bottom="0.101cm" loext:contextual-spacing="false" fo:text-align="justify" style:justify-single-word="false" fo:text-indent="-0.3cm" style:auto-text-indent="false" style:page-number="auto" fo:background-color="transparent"/>
      <style:text-properties officeooo:rsid="00399642" officeooo:paragraph-rsid="0053dbb1"/>
    </style:style>
    <style:style style:name="P49" style:family="paragraph" style:parent-style-name="Heading_20_1">
      <style:paragraph-properties fo:margin-left="0cm" fo:margin-right="0cm" fo:text-align="justify" style:justify-single-word="false" fo:text-indent="0cm" style:auto-text-indent="false"/>
      <style:text-properties officeooo:rsid="00126f44" officeooo:paragraph-rsid="0053dbb1"/>
    </style:style>
    <style:style style:name="P50" style:family="paragraph" style:parent-style-name="Heading_20_1">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2cc7d1" officeooo:paragraph-rsid="0053dbb1"/>
    </style:style>
    <style:style style:name="P51" style:family="paragraph" style:parent-style-name="Heading_20_1">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57d4d" officeooo:paragraph-rsid="0053dbb1"/>
    </style:style>
    <style:style style:name="P52" style:family="paragraph" style:parent-style-name="Heading_20_1">
      <loext:graphic-properties draw:fill="none"/>
      <style:paragraph-properties fo:margin-left="0cm" fo:margin-right="0cm" fo:margin-top="0.199cm" fo:margin-bottom="0.101cm" loext:contextual-spacing="false" fo:text-align="justify" style:justify-single-word="false" fo:text-indent="0cm" style:auto-text-indent="false" fo:background-color="transparent"/>
      <style:text-properties officeooo:rsid="00457d4d" officeooo:paragraph-rsid="0059a67b"/>
    </style:style>
    <style:style style:name="P53" style:family="paragraph" style:parent-style-name="Heading_20_1">
      <style:paragraph-properties fo:margin-top="0.199cm" fo:margin-bottom="0.101cm" loext:contextual-spacing="false"/>
      <style:text-properties officeooo:rsid="002cc7d1" officeooo:paragraph-rsid="0053dbb1"/>
    </style:style>
    <style:style style:name="P54" style:family="paragraph">
      <style:paragraph-properties fo:text-align="center"/>
    </style:style>
    <style:style style:name="P55" style:family="paragraph">
      <loext:graphic-properties draw:fill="none" draw:fill-color="#ffffff"/>
    </style:style>
    <style:style style:name="T1" style:family="text">
      <style:text-properties officeooo:rsid="00126f44"/>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360932" style:font-size-asian="20pt" style:font-weight-asian="bold" style:font-size-complex="20pt" style:font-weight-complex="bold"/>
    </style:style>
    <style:style style:name="T4" style:family="text">
      <style:text-properties fo:font-size="20pt" fo:font-weight="bold" officeooo:rsid="005199fc" style:font-size-asian="20pt" style:font-weight-asian="bold" style:font-size-complex="20pt" style:font-weight-complex="bold"/>
    </style:style>
    <style:style style:name="T5" style:family="text">
      <style:text-properties officeooo:rsid="0017c1a6"/>
    </style:style>
    <style:style style:name="T6" style:family="text">
      <style:text-properties officeooo:rsid="00360932"/>
    </style:style>
    <style:style style:name="T7" style:family="text">
      <style:text-properties officeooo:rsid="00378126"/>
    </style:style>
    <style:style style:name="T8" style:family="text">
      <style:text-properties officeooo:rsid="0037a7ab"/>
    </style:style>
    <style:style style:name="T9" style:family="text">
      <style:text-properties officeooo:rsid="00383d67"/>
    </style:style>
    <style:style style:name="T10" style:family="text">
      <style:text-properties officeooo:rsid="0038754e"/>
    </style:style>
    <style:style style:name="T11" style:family="text">
      <style:text-properties fo:font-style="normal" style:font-style-asian="normal" style:font-style-complex="normal"/>
    </style:style>
    <style:style style:name="T12" style:family="text">
      <style:text-properties fo:font-style="normal" officeooo:rsid="0038754e"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3c44ff"/>
    </style:style>
    <style:style style:name="T15" style:family="text">
      <style:text-properties officeooo:rsid="003d0cef"/>
    </style:style>
    <style:style style:name="T16" style:family="text">
      <style:text-properties officeooo:rsid="0042749f"/>
    </style:style>
    <style:style style:name="T17" style:family="text">
      <style:text-properties officeooo:rsid="00434fcb"/>
    </style:style>
    <style:style style:name="T18" style:family="text">
      <style:text-properties officeooo:rsid="0043a411"/>
    </style:style>
    <style:style style:name="T19" style:family="text">
      <style:text-properties officeooo:rsid="004499a9"/>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44ebec"/>
    </style:style>
    <style:style style:name="T22" style:family="text">
      <style:text-properties officeooo:rsid="004c2870"/>
    </style:style>
    <style:style style:name="T23" style:family="text">
      <style:text-properties officeooo:rsid="004d2d2d"/>
    </style:style>
    <style:style style:name="T24" style:family="text">
      <style:text-properties officeooo:rsid="004d5de6"/>
    </style:style>
    <style:style style:name="T25" style:family="text">
      <style:text-properties officeooo:rsid="005199fc"/>
    </style:style>
    <style:style style:name="T26" style:family="text">
      <style:text-properties officeooo:rsid="0052fe9b"/>
    </style:style>
    <style:style style:name="T27" style:family="text">
      <style:text-properties officeooo:rsid="0053dbb1"/>
    </style:style>
    <style:style style:name="T28" style:family="text">
      <style:text-properties officeooo:rsid="00555ded"/>
    </style:style>
    <style:style style:name="T29" style:family="text">
      <style:text-properties officeooo:rsid="00562bd7"/>
    </style:style>
    <style:style style:name="T30" style:family="text">
      <style:text-properties officeooo:rsid="0057bbba"/>
    </style:style>
    <style:style style:name="T31" style:family="text">
      <style:text-properties fo:font-weight="bold" officeooo:rsid="0057bbba" style:font-weight-asian="bold" style:font-weight-complex="bold"/>
    </style:style>
    <style:style style:name="T32" style:family="text">
      <style:text-properties officeooo:rsid="0059a67b"/>
    </style:style>
    <style:style style:name="T33" style:family="text">
      <style:text-properties officeooo:rsid="005b8b14"/>
    </style:style>
    <style:style style:name="T34" style:family="text">
      <style:text-properties officeooo:rsid="005bb1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style>
    <style:style style:name="gr3" style:family="graphic">
      <style:graphic-properties draw:stroke="none" svg:stroke-color="#000000" draw:fill="none" draw:fill-color="#ffffff" fo:min-height="0.614cm" style:run-through="foreground"/>
    </style:style>
    <style:style style:name="gr4" style:family="graphic">
      <style:graphic-properties draw:stroke="none" svg:stroke-color="#000000" draw:fill="none" draw:fill-color="#ffffff" fo:min-height="0.651cm" style:run-through="foreground"/>
    </style:style>
    <style:style style:name="gr5" style:family="graphic">
      <style:graphic-properties draw:stroke="none" svg:stroke-color="#000000" draw:fill="none" draw:fill-color="#ffffff" fo:min-height="0.635cm" style:run-through="foreground"/>
    </style:style>
    <style:style style:name="gr6" style:family="graphic">
      <style:graphic-properties draw:stroke="none" svg:stroke-color="#000000" draw:fill="none" draw:fill-color="#ffffff" fo:min-height="0.572cm" style:run-through="foreground"/>
    </style:style>
    <style:style style:name="gr7" style:family="graphic">
      <style:graphic-properties draw:stroke="none" svg:stroke-color="#000000" draw:fill="none" draw:fill-color="#ffffff" fo:min-height="0.598cm" style:run-through="foreground"/>
    </style:style>
    <style:style style:name="gr8" style:family="graphic">
      <style:graphic-properties draw:stroke="none" svg:stroke-color="#000000" draw:fill="none" draw:fill-color="#ffffff" fo:min-height="0.619cm" style:run-through="foreground"/>
    </style:style>
    <style:style style:name="gr9" style:family="graphic">
      <style:graphic-properties draw:stroke="none" svg:stroke-color="#000000" draw:fill="none" draw:fill-color="#ffffff" fo:min-height="0.566cm" style:run-through="foreground"/>
    </style:style>
    <style:style style:name="gr10" style:family="graphic">
      <style:graphic-properties draw:stroke="none" svg:stroke-color="#000000" draw:fill="none" draw:fill-color="#ffffff" fo:min-height="0.683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Project</text:span><text:span text:style-name="T2"> </text:span><text:span text:style-name="T4">Cloud and Big Data</text:span></text:p>
      <text:p text:style-name="P2">Daniel Hagimont</text:p>
      <text:p text:style-name="P2"><text:span text:style-name="T1">h</text:span>agimont@enseeiht.fr</text:p>
      <text:p text:style-name="P1"/>
      <text:p text:style-name="P7"/>
      <text:h text:style-name="P49" text:outline-level="1">1. <text:span text:style-name="T27">Objectives</text:span></text:h>
      <text:p text:style-name="P8">The goal of this <text:span text:style-name="T6">project</text:span> is to <text:span text:style-name="T5">experiment with</text:span> <text:span text:style-name="T25">different platforms which have not been studied in depth during the lecture.</text:span></text:p>
      <text:p text:style-name="P4">You are given an Docker based environment <text:span text:style-name="T27">(described in Sections 2 and 3) </text:span>which allows you to manage on your laptop:</text:p>
      <text:list xml:id="list3530830332" text:style-name="L1">
        <text:list-item>
          <text:p text:style-name="P5">a set of Docker containers</text:p>
        </text:list-item>
        <text:list-item>
          <text:p text:style-name="P5">an HDFS cluster running in those containers</text:p>
        </text:list-item>
        <text:list-item>
          <text:p text:style-name="P5">a SPARK cluster running in those container</text:p>
        </text:list-item>
      </text:list>
      <text:p text:style-name="P4">This environment allows making an evaluation of the scalability of Spark. Each container is provisioned a single core and you can measure the speedup you can get <text:span text:style-name="T28">(compared to a centralized processing) </text:span>when increasing the number of containers (therefore the number of cores). <text:span text:style-name="T28">You can also measure the speedup</text:span> depend<text:span text:style-name="T28">ing </text:span>on the size of the data you have to process.</text:p>
      <text:p text:style-name="P4">The goal of the project is to implement a similar environment for <text:span text:style-name="T28">other</text:span> Big Data technolog<text:span text:style-name="T28">ies</text:span> and to evaluate <text:span text:style-name="T28">their</text:span> scalability. We are considering the following technologies:</text:p>
      <text:list xml:id="list701514785" text:style-name="L2">
        <text:list-item>
          <text:p text:style-name="P6">Apache Storm</text:p>
        </text:list-item>
        <text:list-item>
          <text:p text:style-name="P6">Spark Streaming</text:p>
        </text:list-item>
        <text:list-item>
          <text:p text:style-name="P6">Elastic <text:span text:style-name="T34">S</text:span>earch</text:p>
        </text:list-item>
      </text:list>
      <text:p text:style-name="P4">Each student group is assigned <text:span text:style-name="T29">one</text:span> of these technologies and has to implement <text:span text:style-name="T26">the environment for this technology. It has to evaluate the scalability of the technology. </text:span></text:p>
      <text:p text:style-name="P9">A student group is composed of 2 students. We will have one meeting per week in january (over 3 weeks). The final livrable is composed of a report (less than <text:span text:style-name="T29">10</text:span> pages) and an archive including everything to replay a demonstration of your environment (try to have an archive with a reasonable size). <text:span text:style-name="T31">The final livrable is expected for no later than january 27th (12:00).</text:span></text:p>
      <text:p text:style-name="P10">In the following, Section 2 describes the Docker based environment (including HDFS and Spark) you are starting from. Section 3 provides a tutorial for using this environment. Section 4 presents some performance evaluations you may conduct with this environment. Section 5 details the expectation from this project.</text:p>
      <text:p text:style-name="P9"/>
      <text:h text:style-name="P53" text:outline-level="1"><text:span text:style-name="T7">2</text:span>. <text:span text:style-name="T7">A Docker-based Spark Cluster</text:span></text:h>
      <text:p text:style-name="P35"><text:span text:style-name="T29">Here is a description of the environment we are starting from.</text:span></text:p>
      <text:p text:style-name="P35">You are given a big archive which includes everything to run the <text:span text:style-name="T16">Docker-based Spark Cluster</text:span>. I assume that you have a shell (such as bash) to run script commands. Untar the archive and you will <text:s/>find the following directories :</text:p>
      <text:p text:style-name="P34">hadoop-2.7.1</text:p>
      <text:p text:style-name="P40">This is the installation of Hadoop. We are only using the HDFS part (the distributed file <text:soft-page-break/>system). We are only interested in the etc/hadoop/slaves file which describes the machines where a DataNode is running (so machines where blocks can be stored). For the moment, we have 2 nodes (slave1 and slave2) because we will create an architecture with 3 docker containers (master, slave1 and slave2).</text:p>
      <text:p text:style-name="P38">This installation is visible <text:span text:style-name="T23">and used </text:span>in each container instance.</text:p>
      <text:p text:style-name="P34">spark-2.4.3-bin-hadoop2.7</text:p>
      <text:p text:style-name="P40"><text:span text:style-name="T9">This is the installation of Spark. </text:span>We are only interested in the <text:span text:style-name="T9">conf/slaves file </text:span>which describes the machines where a <text:span text:style-name="T9">Worker </text:span>is running (so machines where <text:span text:style-name="T9">computations can be performed). </text:span>For the moment, we have 2 nodes (slave1 and slave2) <text:span text:style-name="T9">for the same reason as above and because computations will take place where data are stored.</text:span></text:p>
      <text:p text:style-name="P38">This installation is visible <text:span text:style-name="T23">and used </text:span>in each container instance.</text:p>
      <text:p text:style-name="P36"><text:span text:style-name="T9">c</text:span>ontainers</text:p>
      <text:p text:style-name="P42">This is where you have everything for managing your container architecture. The scripts have to be launched from your computer (not in a container).</text:p>
      <text:p text:style-name="P47">- <text:span text:style-name="T9">server is the directory which includes everything to build a container. You should not have to modify anything there.</text:span></text:p>
      <text:p text:style-name="P44">- build-image.sh <text:span text:style-name="T9">is the script you must execute to build the image of the containers we will use during the experiment. You should execute this script once (or each time you modify the content of the container image, which should not happen during this project).</text:span></text:p>
      <text:p text:style-name="P44">- clean-image.sh <text:span text:style-name="T10">is used to delete the container image.</text:span></text:p>
      <text:p text:style-name="P44">- kill-containers.sh <text:span text:style-name="T10">is used to kill the containers running on your computer. Execute this script when you finished your experiments.</text:span></text:p>
      <text:p text:style-name="P44">- start-containers.sh <text:span text:style-name="T10">is used to start the architecture. It creates a master container (CONTNAME=master) which executes on core 3 (CONTCPU=3) and a set of slaves (2 slaves for the moment). You have to modifiy this script if you want more slaves. Just copy/past the 3 lines which create a slave and modify the CONTNAME and CONTCPU variables. You can see the available cores on your computer (for a Linux system) with "grep processor </text:span><text:span text:style-name="T12">/proc/cpuinfo".</text:span></text:p>
      <text:p text:style-name="P13">appli</text:p>
      <text:p text:style-name="P43">This directory includes the applications (Python programs) to execute, and a set of scripts which allow starting and stopping Spark, and launching applications. This directory is visible in the container instances.</text:p>
      <text:p text:style-name="P39">- <text:span text:style-name="T14">WordCount.py is the WordCount application in Python. Notice that WordCount.py includes references to files in HDFS.</text:span></text:p>
      <text:p text:style-name="P48">- <text:span text:style-name="T14">generate.sh in a script which generates a big file (data.txt) by replicating the filesample.txt file. "./generated.sh 19" generates a file of size 2^19 = 512 Mb (as filesample.txt is 1 Kb). You can launch this script from your computer (not in a container).</text:span></text:p>
      <text:p text:style-name="P45">- <text:span text:style-name="T15">start.sh is used to start Spark in the cluster of Docker instances. It should be launched in the master container. It will start Spark in all the container instances. Notice that if you want to add slaves, you have to modify this script (add an ssh command to each slave node).</text:span></text:p>
      <text:p text:style-name="P45">- <text:span text:style-name="T15">stop.sh is used to stop Spark in the cluster of Docker instances.</text:span></text:p>
      <text:p text:style-name="P45">- <text:span text:style-name="T15">copy.sh is used to copy data.txt into HDFS. It creates a directory /input in HDFS and copy data.txt into that directory. It also create a /output directory for the results. The WordCount application reads its input data from /input/data.txt in HDFS and produces results in </text:span><text:soft-page-break/><text:span text:style-name="T15">/output in HDFS. You have to modify this script if you need to copy other data to HDFS. </text:span></text:p>
      <text:p text:style-name="P46">- run.sh is used to run the application (Wordcount.py for the moment). You must modify this script to launch another application.</text:p>
      <text:p text:style-name="P39"/>
      <text:h text:style-name="P50" text:outline-level="1"><text:span text:style-name="T16">3</text:span>. <text:span text:style-name="T16">Demonstration with WordCount</text:span></text:h>
      <text:p text:style-name="P14">If Docker is properly installled, you should be able to execute the WordCount application in the Docker-Based Spark Cluster as follows. </text:p>
      <text:p text:style-name="P14"/>
      <text:p text:style-name="P15"><text:span text:style-name="T20">In appli</text:span> </text:p>
      <text:p text:style-name="P16">Generate a big file (data.txt)</text:p>
      <text:p text:style-name="P15"><text:tab/>./generate.sh 1<text:span text:style-name="T24">9 (512 Mb)</text:span></text:p>
      <text:p text:style-name="P15">you should see a data.txt file of 512Mb</text:p>
      <text:p text:style-name="P17">In containers</text:p>
      <text:p text:style-name="P19">Build the container image</text:p>
      <text:p text:style-name="P14"><text:tab/>./build-image.sh</text:p>
      <text:p text:style-name="P16">Start the 3 containers (master, slave1, slave2)</text:p>
      <text:p text:style-name="P14"><text:tab/>./start-containers.sh</text:p>
      <text:p text:style-name="P15">you should see your 3 Docker instance<text:span text:style-name="T24">s</text:span> running : </text:p>
      <text:p text:style-name="P15"><text:tab/>docker ps -a</text:p>
      <text:p text:style-name="P15">Then, even if the master is running in background, you can log in <text:span text:style-name="T21">the master </text:span>: </text:p>
      <text:p text:style-name="P15"><text:tab/>docker exec -it master bash</text:p>
      <text:p text:style-name="P16">You have then a command shell in the master container instance.</text:p>
      <text:p text:style-name="P18">In the master</text:p>
      <text:p text:style-name="P15"><text:tab/>cd <text:span text:style-name="T13">/root/appli</text:span></text:p>
      <text:p text:style-name="P20">Start Spark</text:p>
      <text:p text:style-name="P15"><text:tab/>./start.sh</text:p>
      <text:p text:style-name="P21">You can check that Spark started well on the master :</text:p>
      <text:p text:style-name="P21"><text:tab/>jps</text:p>
      <text:p text:style-name="P21">You should see the following processes : <text:span text:style-name="T18">NameNode, SecondaryNameNode, Master</text:span></text:p>
      <text:p text:style-name="P22">You can check that Spark started well on slave1/slave2 :</text:p>
      <text:p text:style-name="P22"><text:tab/>ssh slave1</text:p>
      <text:p text:style-name="P22"><text:tab/>jps</text:p>
      <text:p text:style-name="P22">You should <text:span text:style-name="T17">see the following processes : </text:span>DataNode, Worker</text:p>
      <text:p text:style-name="P11">Get back to the master :</text:p>
      <text:p text:style-name="P11"><text:tab/>exit</text:p>
      <text:p text:style-name="P15">From a web browser (firefox), you can visit </text:p>
      <text:p text:style-name="P15"><text:tab/><text:a xlink:type="simple" xlink:href="http://localhost:50070/" text:style-name="Internet_20_link" text:visited-style-name="Visited_20_Internet_20_Link">http://localhost:50070</text:a> and see the DataNode (and see after the copy step the blocks)</text:p>
      <text:p text:style-name="P15"><text:tab/><text:a xlink:type="simple" xlink:href="http://localhost:8080/" text:style-name="Internet_20_link" text:visited-style-name="Visited_20_Internet_20_Link">http://localhost:8080</text:a> and see the Workers (and later the executed applications)</text:p>
      <text:p text:style-name="P23"><text:soft-page-break/>Copy data in HDFS</text:p>
      <text:p text:style-name="P15"><text:tab/>./copy.sh</text:p>
      <text:p text:style-name="P22">If /input and /output don’t exist <text:span text:style-name="T19">or already exist</text:span>, this is not an error.</text:p>
      <text:p text:style-name="P11">Visit in the web browser the DataNodes to see that the blocks were created.</text:p>
      <text:p text:style-name="P23">Launch the application</text:p>
      <text:p text:style-name="P15"><text:tab/>./run.sh</text:p>
      <text:p text:style-name="P15">After execution for the WordCount, you can see the results : </text:p>
      <text:p text:style-name="P15"><text:tab/>hdfs dfs cat <text:span text:style-name="T11">/output/*</text:span></text:p>
      <text:p text:style-name="P24"/>
      <text:h text:style-name="P51" text:outline-level="1">4. Performance evaluations</text:h>
      <text:p text:style-name="P12">Each Docker container instance is allocated only one core. You <text:span text:style-name="T30">can</text:span> evaluate the performance of WordCount with <text:span text:style-name="T22">1,</text:span>2,3,4 slaves. </text:p>
      <text:p text:style-name="P25">To change the number of slaves/containers, you have to edit the following files :</text:p>
      <text:p text:style-name="P25">- <text:span text:style-name="T8">hadoop-2.7.1/</text:span>etc/hadoop/slaves</text:p>
      <text:p text:style-name="P25">- <text:span text:style-name="T8">spark-2.4.3-bin-hadoop2.7/</text:span>conf/slaves</text:p>
      <text:p text:style-name="P25">- containers/start-containers.sh</text:p>
      <text:p text:style-name="P27">- appli/start.sh</text:p>
      <text:p text:style-name="P29">You may have to change the block size. This can be done in the <text:span text:style-name="T8">hadoop-2.7.1/etc/hadoop/</text:span>hdfs-site.xml The current size is 1048576 (16Mb).</text:p>
      <text:p text:style-name="P12"><text:span text:style-name="T30">You can also evaluate the performance of a sequential version of WordCount (centralized with one core). You should endup with figures as below.</text:span></text:p>
      <text:p text:style-name="P11"><draw:g text:anchor-type="paragraph" draw:z-index="0" draw:style-name="gr1"><draw:line draw:name="Forme1" draw:style-name="gr2" draw:text-style-name="P54" svg:x1="2.816cm" svg:y1="1.169cm" svg:x2="2.842cm" svg:y2="3.841cm"><text:p/></draw:line><draw:line draw:name="Forme1" draw:style-name="gr2" draw:text-style-name="P54" svg:x1="11.203cm" svg:y1="3.82cm" svg:x2="2.842cm" svg:y2="3.841cm"><text:p/></draw:line><draw:line draw:name="Forme1" draw:style-name="gr2" draw:text-style-name="P54" svg:x1="6.705cm" svg:y1="1.228cm" svg:x2="3.98cm" svg:y2="3.027cm"><text:p/></draw:line><draw:frame draw:name="Forme2" draw:style-name="gr3" draw:text-style-name="P55" svg:width="0.53cm" svg:height="0.615cm" svg:x="3.768cm" svg:y="3.842cm"><draw:text-box><text:p>1</text:p></draw:text-box></draw:frame><draw:frame draw:name="Forme2" draw:style-name="gr3" draw:text-style-name="P55" svg:width="0.53cm" svg:height="0.615cm" svg:x="4.768cm" svg:y="3.842cm"><draw:text-box><text:p>2</text:p></draw:text-box></draw:frame><draw:frame draw:name="Forme2" draw:style-name="gr3" draw:text-style-name="P55" svg:width="0.53cm" svg:height="0.615cm" svg:x="5.768cm" svg:y="3.842cm"><draw:text-box><text:p>3</text:p></draw:text-box></draw:frame><draw:frame draw:name="Forme2" draw:style-name="gr3" draw:text-style-name="P55" svg:width="0.53cm" svg:height="0.615cm" svg:x="6.769cm" svg:y="3.842cm"><draw:text-box><text:p>4</text:p></draw:text-box></draw:frame><draw:frame draw:name="Forme2" draw:style-name="gr3" draw:text-style-name="P55" svg:width="0.53cm" svg:height="0.615cm" svg:x="7.769cm" svg:y="3.842cm"><draw:text-box><text:p>5</text:p></draw:text-box></draw:frame><draw:frame draw:name="Forme2" draw:style-name="gr3" draw:text-style-name="P55" svg:width="0.53cm" svg:height="0.615cm" svg:x="8.769cm" svg:y="3.842cm"><draw:text-box><text:p>6</text:p></draw:text-box></draw:frame><draw:frame draw:name="Forme2" draw:style-name="gr4" draw:text-style-name="P55" svg:width="1.064cm" svg:height="0.652cm" svg:x="9.769cm" svg:y="0.365cm"><draw:text-box><text:p>Spark</text:p></draw:text-box></draw:frame><draw:frame draw:name="Forme2" draw:style-name="gr5" draw:text-style-name="P55" svg:width="1.99cm" svg:height="0.636cm" svg:x="9.928cm" svg:y="1.624cm"><draw:text-box><text:p>sequential</text:p></draw:text-box></draw:frame><draw:line draw:name="Forme1" draw:style-name="gr2" draw:text-style-name="P54" svg:x1="9.827cm" svg:y1="1.889cm" svg:x2="3.768cm" svg:y2="2.101cm"><text:p/></draw:line><draw:line draw:name="Forme1" draw:style-name="gr2" draw:text-style-name="P54" svg:x1="6.705cm" svg:y1="1.227cm" svg:x2="9.51cm" svg:y2="0.645cm"><text:p/></draw:line><draw:frame draw:name="Forme2" draw:style-name="gr6" draw:text-style-name="P55" svg:width="0.922cm" svg:height="0.572cm" svg:x="2.477cm" svg:y="0.471cm"><draw:text-box><text:p>time</text:p></draw:text-box></draw:frame><draw:frame draw:name="Forme2" draw:style-name="gr7" draw:text-style-name="P55" svg:width="1.504cm" svg:height="0.599cm" svg:x="11.314cm" svg:y="3.54cm"><draw:text-box><text:p># cores</text:p></draw:text-box></draw:frame></draw:g></text:p>
      <text:p text:style-name="P11"/>
      <text:p text:style-name="P11"/>
      <text:p text:style-name="P11"/>
      <text:p text:style-name="P11"/>
      <text:p text:style-name="P11"/>
      <text:p text:style-name="P30"/>
      <text:p text:style-name="P30"><text:span text:style-name="T33">We have a fixed file size. </text:span>With a single core, the sequential version is more efficient <text:span text:style-name="T33">(Spark has a cost which is not amortized with parallelism). Increasing the number of slaves improves performance.</text:span></text:p>
      <text:p text:style-name="P11"/>
      <text:p text:style-name="P11"><draw:g text:anchor-type="paragraph" draw:z-index="1" draw:style-name="gr1"><draw:line draw:name="Forme1" draw:style-name="gr2" draw:text-style-name="P54" svg:x1="2.842cm" svg:y1="0.508cm" svg:x2="2.868cm" svg:y2="3.18cm"><text:p/></draw:line><draw:line draw:name="Forme1" draw:style-name="gr2" draw:text-style-name="P54" svg:x1="9.668cm" svg:y1="3.18cm" svg:x2="2.842cm" svg:y2="3.18cm"><text:p/></draw:line><draw:line draw:name="Forme1" draw:style-name="gr2" draw:text-style-name="P54" svg:x1="8.002cm" svg:y1="1.048cm" svg:x2="3.98cm" svg:y2="1.815cm"><text:p/></draw:line><draw:frame draw:name="Forme2" draw:style-name="gr8" draw:text-style-name="P55" svg:width="0.715cm" svg:height="0.62cm" svg:x="3.768cm" svg:y="3.18cm"><draw:text-box><text:p>100</text:p></draw:text-box></draw:frame><draw:frame draw:name="Forme2" draw:style-name="gr9" draw:text-style-name="P55" svg:width="0.668cm" svg:height="0.567cm" svg:x="4.768cm" svg:y="3.18cm"><draw:text-box><text:p>200</text:p></draw:text-box></draw:frame><draw:frame draw:name="Forme2" draw:style-name="gr3" draw:text-style-name="P55" svg:width="0.646cm" svg:height="0.615cm" svg:x="5.768cm" svg:y="3.18cm"><draw:text-box><text:p>300</text:p></draw:text-box></draw:frame><draw:frame draw:name="Forme2" draw:style-name="gr3" draw:text-style-name="P55" svg:width="0.757cm" svg:height="0.615cm" svg:x="6.769cm" svg:y="3.18cm"><draw:text-box><text:p>400</text:p></draw:text-box></draw:frame><draw:frame draw:name="Forme2" draw:style-name="gr8" draw:text-style-name="P55" svg:width="0.763cm" svg:height="0.62cm" svg:x="7.769cm" svg:y="3.18cm"><draw:text-box><text:p>500</text:p></draw:text-box></draw:frame><draw:frame draw:name="Forme2" draw:style-name="gr4" draw:text-style-name="P55" svg:width="1.064cm" svg:height="0.652cm" svg:x="8.187cm" svg:y="0.693cm"><draw:text-box><text:p>Spark</text:p></draw:text-box></draw:frame><draw:frame draw:name="Forme2" draw:style-name="gr5" draw:text-style-name="P55" svg:width="1.99cm" svg:height="0.636cm" svg:x="8.24cm" svg:y="-0.016cm"><draw:text-box><text:p>sequential</text:p></draw:text-box></draw:frame><draw:line draw:name="Forme1" draw:style-name="gr2" draw:text-style-name="P54" svg:x1="8.002cm" svg:y1="0.36cm" svg:x2="3.98cm" svg:y2="2.366cm"><text:p/></draw:line><draw:frame draw:name="Forme2" draw:style-name="gr6" draw:text-style-name="P55" svg:width="0.922cm" svg:height="0.572cm" svg:x="2.477cm" svg:y="-0.254cm"><draw:text-box><text:p>time</text:p></draw:text-box></draw:frame><draw:frame draw:name="Forme2" draw:style-name="gr10" draw:text-style-name="P55" svg:width="1.874cm" svg:height="0.683cm" svg:x="9.965cm" svg:y="2.879cm"><draw:text-box><text:p>Size (Mb)</text:p></draw:text-box></draw:frame></draw:g></text:p>
      <text:p text:style-name="P11"/>
      <text:p text:style-name="P11"/>
      <text:p text:style-name="P11"/>
      <text:p text:style-name="P11"/>
      <text:p text:style-name="P11"/>
      <text:p text:style-name="P31"><text:soft-page-break/>We have a fixed number of slaves (e.g. 4). With a small file size, the sequential version is faster. With a big enough file size, Spark is faster.</text:p>
      <text:p text:style-name="P11"/>
      <text:h text:style-name="P52" text:outline-level="1">4. <text:span text:style-name="T32">Expectations</text:span></text:h>
      <text:p text:style-name="P30">The performance evaluation of Section 4 is a first step. It evaluates (and demonstrates) the scalability of Spark with the WordCount application. You must first provide such an evaluation.</text:p>
      <text:p text:style-name="P31">The main expected work is to <text:span text:style-name="T34">implement the same type of environment for one of technologies identified in Section 1 (Apache Storm, Spark Streaming, Elastic Search). More precisely, you have to:</text:span></text:p>
      <text:list xml:id="list2817166497" text:style-name="L4">
        <text:list-item>
          <text:p text:style-name="P37">implement the environment for that technology</text:p>
        </text:list-item>
        <text:list-item>
          <text:p text:style-name="P37">select a benchmark which is typical to that technology</text:p>
        </text:list-item>
        <text:list-item>
          <text:p text:style-name="P37">identify the metrics for this evaluation (for instance, it may be the execution time of an application or a throughput of handle events, depending on the technology and benchmark)</text:p>
        </text:list-item>
        <text:list-item>
          <text:p text:style-name="P37">evaluate the scalability of the technology with that benchmark</text:p>
        </text:list-item>
      </text:list>
      <text:p text:style-name="P32">Obviously it will be mainly CPU bound. </text:p>
      <text:p text:style-name="P11"/>
      <text:p text:style-name="P33">I will evaluate the quality of the work. I don’t have very precise expectations (a given curve, a given program or a number). Your conclusions may be that it is not possible to demonstrate a scalability of the technology with such an environment, but you have then to convince me that it is the case and explain why.</text:p>
      <text:p text:style-name="P11"/>
      <text:p text:style-name="P11"/>
      <text:p text:style-name="P26"/>
      <text:p text:style-name="P26"/>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FreeSans" svg:font-family="FreeSans" style:font-family-generic="roman"/>
    <style:font-face style:name="Tahoma" svg:font-family="Tahom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style>
    <style:style style:name="Titre_20_principal1" style:display-name="Titre principa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style>
    <style:style style:name="Titre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style>
    <style:style style:name="Titre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style>
    <style:style style:name="Ligne_20_de_20_cote" style:display-name="Ligne de cot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style>
    <style:style style:name="Standard_7e_LT_7e_Gliederung_20_1" style:display-name="Standard~LT~Gliederung 1" style:family="paragraph" style:default-outline-level="">
      <style:paragraph-properties fo:margin-left="0cm" fo:margin-right="0cm" fo:margin-top="0.245cm" fo:margin-bottom="0cm" loext: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style>
    <style:style style:name="Standard_7e_LT_7e_Gliederung_20_2" style:display-name="Standard~LT~Gliederung 2" style:family="paragraph" style:parent-style-name="Standard_7e_LT_7e_Gliederung_20_1" style:default-outline-level="">
      <style:paragraph-properties fo:margin-left="0cm" fo:margin-right="0cm" fo:margin-top="0.212cm" fo:margin-bottom="0cm" loext: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Tahoma" fo:font-family="Tahoma" style:font-family-generic="roman" fo:font-size="16pt" fo:font-style="normal" fo:text-shadow="none" style:text-underline-style="none" fo:font-weight="normal" style:font-size-asian="16pt" style:font-style-asian="normal" style:font-weight-asian="normal"/>
    </style:style>
    <style:style style:name="Standard_7e_LT_7e_Gliederung_20_3" style:display-name="Standard~LT~Gliederung 3" style:family="paragraph" style:parent-style-name="Standard_7e_LT_7e_Gliederung_20_2"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Tahoma" fo:font-family="Tahoma" style:font-family-generic="roman" fo:font-size="14pt" fo:font-style="normal" fo:text-shadow="none" style:text-underline-style="none" fo:font-weight="normal" style:font-size-asian="14pt" style:font-style-asian="normal" style:font-weight-asian="normal"/>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size-asian="12pt" style:font-style-asian="normal" style:font-weight-asian="normal"/>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size-asian="12pt" style:font-style-asian="normal" style:font-weight-asian="normal"/>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size-asian="12pt" style:font-style-asian="normal" style:font-weight-asian="normal"/>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size-asian="12pt" style:font-style-asian="normal" style:font-weight-asian="normal"/>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style>
    <style:style style:name="Standard_7e_LT_7e_Titel" style:display-name="Standard~LT~Titel" style:family="paragraph" style:default-outline-level="">
      <style:paragraph-properties fo:margin-left="1cm" fo:margin-right="0cm" fo:margin-top="0cm" fo:margin-bottom="0cm" loext: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Standard_7e_LT_7e_Untertitel" style:display-name="Standard~LT~Untertitel" style:family="paragraph" style:default-outline-level="">
      <style:paragraph-properties fo:margin-left="0cm" fo:margin-right="0cm" fo:margin-top="0.245cm" fo:margin-bottom="0cm" loext: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8pt" fo:font-style="normal" fo:text-shadow="none" style:text-underline-style="none" fo:font-weight="normal" style:font-name-asian="Tahoma1"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245cm" fo:margin-bottom="0cm" loext: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cm" fo:margin-right="0cm" fo:margin-top="0.212cm" fo:margin-bottom="0cm" loext: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Tahoma" fo:font-family="Tahoma" style:font-family-generic="roman" fo:font-size="16pt" fo:font-style="normal" fo:text-shadow="none" style:text-underline-style="none" fo:font-weight="normal" style:font-size-asian="16pt" style:font-style-asian="normal" style:font-weight-asian="normal"/>
    </style:style>
    <style:style style:name="Plan_20_3" style:display-name="Plan 3" style:family="paragraph" style:parent-style-name="Plan_20_2"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Tahoma" fo:font-family="Tahoma" style:font-family-generic="roman" fo:font-size="14pt" fo:font-style="normal" fo:text-shadow="none" style:text-underline-style="none" fo:font-weight="normal" style:font-size-asian="14pt" style:font-style-asian="normal" style:font-weight-asian="normal"/>
    </style:style>
    <style:style style:name="Plan_20_4" style:display-name="Plan 4" style:family="paragraph" style:parent-style-name="Plan_20_3" style:default-outline-level="">
      <style:paragraph-properties fo:margin-left="0cm" fo:margin-right="0cm" fo:margin-top="0.176cm" fo:margin-bottom="0cm" loext: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size-asian="12pt" style:font-style-asian="normal" style:font-weight-asian="normal"/>
    </style:style>
    <style:style style:name="Plan_20_5" style:display-name="Plan 5" style:family="paragraph" style:parent-style-name="Plan_20_4"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size-asian="12pt" style:font-style-asian="normal" style:font-weight-asian="normal"/>
    </style:style>
    <style:style style:name="Plan_20_6" style:display-name="Plan 6" style:family="paragraph" style:parent-style-name="Plan_20_5"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size-asian="12pt" style:font-style-asian="normal" style:font-weight-asian="normal"/>
    </style:style>
    <style:style style:name="Plan_20_7" style:display-name="Plan 7" style:family="paragraph" style:parent-style-name="Plan_20_6"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size-asian="12pt" style:font-style-asian="normal" style:font-weight-asian="normal"/>
    </style:style>
    <style:style style:name="Plan_20_8" style:display-name="Plan 8" style:family="paragraph" style:parent-style-name="Plan_20_7"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style>
    <style:style style:name="Plan_20_9" style:display-name="Plan 9" style:family="paragraph" style:parent-style-name="Plan_20_8"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style>
    <style:style style:name="Titre1_7e_LT_7e_Gliederung_20_1" style:display-name="Titre1~LT~Gliederung 1" style:family="paragraph" style:default-outline-level="">
      <style:paragraph-properties fo:margin-left="0cm" fo:margin-right="0cm" fo:margin-top="0.245cm" fo:margin-bottom="0cm" loext: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ahoma" fo:font-family="Tahoma" style:font-family-generic="roman" fo:font-size="28pt" fo:font-style="normal" fo:text-shadow="none" style:text-underline-style="none" fo:font-weight="normal" style:font-name-asian="Tahoma1"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style>
    <style:style style:name="Titre1_7e_LT_7e_Gliederung_20_2" style:display-name="Titre1~LT~Gliederung 2" style:family="paragraph" style:parent-style-name="Titre1_7e_LT_7e_Gliederung_20_1" style:default-outline-level="">
      <style:paragraph-properties fo:margin-left="0cm" fo:margin-right="0cm" fo:margin-top="0.212cm" fo:margin-bottom="0cm" loext: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style>
    <style:style style:name="Titre1_7e_LT_7e_Gliederung_20_3" style:display-name="Titre1~LT~Gliederung 3" style:family="paragraph" style:parent-style-name="Titre1_7e_LT_7e_Gliederung_20_2"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style>
    <style:style style:name="Titre1_7e_LT_7e_Gliederung_20_4" style:display-name="Titre1~LT~Gliederung 4" style:family="paragraph" style:parent-style-name="Titre1_7e_LT_7e_Gliederung_20_3" style:default-outline-level="">
      <style:paragraph-properties fo:margin-left="0cm" fo:margin-right="0cm" fo:margin-top="0.176cm" fo:margin-bottom="0cm" loext: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style>
    <style:style style:name="Titre1_7e_LT_7e_Gliederung_20_5" style:display-name="Titre1~LT~Gliederung 5" style:family="paragraph" style:parent-style-name="Titre1_7e_LT_7e_Gliederung_20_4"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style>
    <style:style style:name="Titre1_7e_LT_7e_Gliederung_20_6" style:display-name="Titre1~LT~Gliederung 6" style:family="paragraph" style:parent-style-name="Titre1_7e_LT_7e_Gliederung_20_5"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style>
    <style:style style:name="Titre1_7e_LT_7e_Gliederung_20_7" style:display-name="Titre1~LT~Gliederung 7" style:family="paragraph" style:parent-style-name="Titre1_7e_LT_7e_Gliederung_20_6"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style>
    <style:style style:name="Titre1_7e_LT_7e_Gliederung_20_8" style:display-name="Titre1~LT~Gliederung 8" style:family="paragraph" style:parent-style-name="Titre1_7e_LT_7e_Gliederung_20_7"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style>
    <style:style style:name="Titre1_7e_LT_7e_Gliederung_20_9" style:display-name="Titre1~LT~Gliederung 9" style:family="paragraph" style:parent-style-name="Titre1_7e_LT_7e_Gliederung_20_8" style:default-outline-level="">
      <style:paragraph-properties fo:margin-left="0cm" fo:margin-right="0cm" fo:margin-top="0.176cm" fo:margin-bottom="0cm" loext: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style>
    <style:style style:name="Titre1_7e_LT_7e_Titel" style:display-name="Titre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40pt" fo:font-style="normal" fo:text-shadow="none" style:text-underline-style="none" fo:font-weight="normal" style:font-name-asian="Tahoma1" style:font-family-asian="Tahoma" style:font-family-generic-asian="system" style:font-pitch-asian="variable" style:font-size-asian="40pt" style:font-style-asian="normal" style:font-weight-asian="normal" style:font-name-complex="Liberation Sans1" style:font-family-complex="'Liberation Sans'" style:font-family-generic-complex="system" style:font-pitch-complex="variable" style:font-size-complex="12pt"/>
    </style:style>
    <style:style style:name="Titre1_7e_LT_7e_Untertitel" style:display-name="Titre1~LT~Untertitel" style:family="paragraph" style:default-outline-level="">
      <style:paragraph-properties fo:margin-left="0cm" fo:margin-right="0cm" fo:margin-top="0.245cm" fo:margin-bottom="0cm" loext: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28pt" fo:font-style="normal" fo:text-shadow="none" style:text-underline-style="none" fo:font-weight="normal" style:font-name-asian="Tahoma1"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style>
    <style:style style:name="Titre1_7e_LT_7e_Notizen" style:display-name="Titre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roman"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gimont </meta:initial-creator>
    <meta:creation-date>2014-08-31T14:46:20</meta:creation-date>
    <dc:date>2019-11-29T00:23:37.485561483</dc:date>
    <meta:editing-duration>PT4H28M23S</meta:editing-duration>
    <meta:editing-cycles>55</meta:editing-cycles>
    <meta:generator>LibreOffice/6.0.7.3$Linux_X86_64 LibreOffice_project/00m0$Build-3</meta:generator>
    <meta:document-statistic meta:table-count="0" meta:image-count="0" meta:object-count="0" meta:page-count="5" meta:paragraph-count="101" meta:word-count="1522" meta:character-count="9220" meta:non-whitespace-character-count="7782"/>
  </office:meta>
</office:document-meta>
</file>